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67b" officeooo:paragraph-rsid="0011167b"/>
    </style:style>
    <style:style style:name="P2" style:family="paragraph" style:parent-style-name="Standard">
      <style:text-properties officeooo:rsid="0012c5ed" officeooo:paragraph-rsid="0012c5ed"/>
    </style:style>
    <style:style style:name="P3" style:family="paragraph" style:parent-style-name="Standard">
      <style:text-properties officeooo:rsid="0012c5ed" officeooo:paragraph-rsid="0012c5ed"/>
    </style:style>
    <style:style style:name="P4" style:family="paragraph" style:parent-style-name="Standard">
      <style:text-properties officeooo:rsid="001379dc" officeooo:paragraph-rsid="001379dc"/>
    </style:style>
    <style:style style:name="P5" style:family="paragraph" style:parent-style-name="Standard">
      <style:text-properties officeooo:rsid="0014b0c8" officeooo:paragraph-rsid="0014b0c8"/>
    </style:style>
    <style:style style:name="T1" style:family="text">
      <style:text-properties officeooo:rsid="0014d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 <text:s text:c="2"/>Pihla Toivanen</text:p>
      <text:p text:style-name="P1"/>
      <text:p text:style-name="P2">convertToYCbCr – convertToRgb </text:p>
      <text:p text:style-name="P2"/>
      <text:p text:style-name="P2">Syötteenä ja tuloksena samat arvot.</text:p>
      <text:p text:style-name="P2"/>
      <text:p text:style-name="P2">DCT – IDCT</text:p>
      <text:p text:style-name="P2"/>
      <text:p text:style-name="P2">Syötteenä ja tuloksena samat arvot</text:p>
      <text:p text:style-name="P2"/>
      <text:p text:style-name="P2">Kvantisointi – Dekvantisointi</text:p>
      <text:p text:style-name="P2"/>
      <text:p text:style-name="P2">Syötteenä ja tuloksena samat arvot. </text:p>
      <text:p text:style-name="P2"/>
      <text:p text:style-name="P4">MakeMinimumHeap</text:p>
      <text:p text:style-name="P4"/>
      <text:p text:style-name="P5">Tulostin arvoja, alussa tulevat ne joiden esiintyvyys on 1kpl. <text:span text:style-name="T1">Viimeisessä keossa olevassa puussa on frequencynä koko pikseleiden määrä. </text:span></text:p>
      <text:p text:style-name="P4"/>
      <text:p text:style-name="P4">Kekojärjestäminen siis toimi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23:34.868196111</meta:creation-date>
    <dc:date>2015-02-02T15:46:32.997476317</dc:date>
    <meta:editing-duration>PT3H26M39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46" meta:character-count="391" meta:non-whitespace-character-count="346"/>
  </office:meta>
</office:document-meta>
</file>